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M</mi>
                <mrow>
                  <mi>T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row>
                              <msup>
                                <mi>n</mi>
                                <mn>2</mn>
                              </msup>
                              <mi>L</mi>
                              <mfenced open="(" close=")">
                                <mrow>
                                  <mrow>
                                    <mn>1</mn>
                                    <mo stretchy="false">−</mo>
                                    <msup>
                                      <mi>sin</mi>
                                      <mn>2</mn>
                                    </msup>
                                  </mrow>
                                  <mo stretchy="false">α</mo>
                                </mrow>
                              </mfenced>
                            </mrow>
                            <msqrt>
                              <mrow>
                                <mrow>
                                  <msup>
                                    <mfenced open="(" close=")">
                                      <mrow>
                                        <mrow>
                                          <mrow>
                                            <msup>
                                              <mi>n</mi>
                                              <mn>2</mn>
                                            </msup>
                                            <mo stretchy="false">−</mo>
                                            <msup>
                                              <mi>sin</mi>
                                              <mn>2</mn>
                                            </msup>
                                          </mrow>
                                          <mo stretchy="false">α</mo>
                                        </mrow>
                                      </mrow>
                                    </mfenced>
                                    <mn>3</mn>
                                  </msup>
                                </mrow>
                              </mrow>
                            </msqrt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/>
            <mrow>
              <msub>
                <mi>M</mi>
                <mrow>
                  <mi>S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L</mi>
                            <mrow>
                              <msqrt>
                                <mrow>
                                  <mrow>
                                    <msup>
                                      <mi>n</mi>
                                      <mn>2</mn>
                                    </msup>
                                    <mo stretchy="false">−</mo>
                                    <msup>
                                      <mi>sin</mi>
                                      <mn>2</mn>
                                    </msup>
                                  </mrow>
                                  <mo stretchy="false">α</mo>
                                </mrow>
                              </msqrt>
                            </mrow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o stretchy="false">β</mo>
            <mrow>
              <mi/>
              <mo stretchy="false">=</mo>
              <mi/>
            </mrow>
            <mi>arcsin</mi>
            <mfenced open="(" close=")">
              <mrow>
                <mfrac>
                  <mrow>
                    <mi>sin</mi>
                    <mo stretchy="false">α</mo>
                  </mrow>
                  <mi>n</mi>
                </mfrac>
              </mrow>
            </mfenced>
            <mi/>
            <mrow>
              <msub>
                <mi>L</mi>
                <mi mathvariant="italic">eff</mi>
              </msub>
              <mo stretchy="false">=</mo>
              <mfrac>
                <mi>L</mi>
                <mrow>
                  <mi>cos</mi>
                  <mo stretchy="false">β</mo>
                </mrow>
              </mfrac>
            </mrow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frac>
                            <mrow>
                              <mi>cos</mi>
                              <mo stretchy="false">β</mo>
                            </mrow>
                            <mrow>
                              <mi>cos</mi>
                              <mo stretchy="false">α</mo>
                            </mrow>
                          </mfrac>
                        </mrow>
                      </mtd>
                      <mtd>
                        <mrow>
                          <mrow>
                            <mrow>
                              <mfrac>
                                <mi>h</mi>
                                <mi>n</mi>
                              </mfrac>
                            </mrow>
                            <mo stretchy="false">⋅</mo>
                            <mrow>
                              <mfrac>
                                <mrow>
                                  <mi>cos</mi>
                                  <mo stretchy="false">α</mo>
                                </mrow>
                                <mrow>
                                  <mi>cos</mi>
                                  <mo stretchy="false">β</mo>
                                </mrow>
                              </mfrac>
                            </mrow>
                          </mrow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row>
                            <mfrac>
                              <mn>1</mn>
                              <mi>n</mi>
                            </mfrac>
                          </mrow>
                          <mrow>
                            <mfrac>
                              <mrow>
                                <mi>cos</mi>
                                <mo stretchy="false">α</mo>
                              </mrow>
                              <mrow>
                                <mi>cos</mi>
                                <mo stretchy="false">β</mo>
                              </mrow>
                            </mfrac>
                          </mrow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h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frac>
                            <mn>1</mn>
                            <mi>n</mi>
                          </mfrac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row>
                            <mfrac>
                              <mrow>
                                <mi>cos</mi>
                                <mo stretchy="false">α</mo>
                              </mrow>
                              <mrow>
                                <mi>cos</mi>
                                <mo stretchy="false">β</mo>
                              </mrow>
                            </mfrac>
                          </mrow>
                        </mrow>
                      </mtd>
                      <mtd>
                        <mrow>
                          <mi>h</mi>
                          <mrow>
                            <mfrac>
                              <mrow>
                                <mi>cos</mi>
                                <mo stretchy="false">α</mo>
                              </mrow>
                              <mrow>
                                <mi>cos</mi>
                                <mo stretchy="false">β</mo>
                              </mrow>
                            </mfrac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n</mi>
                          <mrow>
                            <mfrac>
                              <mrow>
                                <mi>cos</mi>
                                <mo stretchy="false">β</mo>
                              </mrow>
                              <mrow>
                                <mi>cos</mi>
                                <mo stretchy="false">α</mo>
                              </mrow>
                            </mfrac>
                          </mrow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i>h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n</mi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M_{T} = left[ matrix{1 # 
    {n^2 L left( 1 - sin^2 %ialpha right)} over 
    sqrt{{left( {n^2 - sin^2 %ialpha} right)^3}} ## 
    0  # 1} right]  
~~~
M_{S} = left [ matrix{1 # L over {sqrt{n^2 - sin^2 %ialpha}} ## 0  # 1} right ] 

newline newline

%ibeta ~ = ~ arcsin left ( {sin %ialpha} over n right )
~~~~~
L_eff = L over {cos %ibeta}

newline newline

{M_{T}}^{LF} = left [ matrix{ 
	{cos %ibeta} over {cos %ialpha} # 
	{h over n} cdot {{cos %ialpha} over {cos %ibeta}} ## 
	1 # {1 over n} {{cos %ialpha} over {cos %ibeta}} } right]
~~~
{M_{S}}^{LF} = left [ matrix{ 1 # h over n ## 0 # 1 over n} right]

newline newline

{M_{T}}^{RT} = left [ matrix{ 
	{{cos %ialpha} over {cos %ibeta}} # 
	h {{cos %ialpha} over {cos %ibeta}} ## 
	0 # n {{cos %ibeta} over {cos %ialpha}} } right]
~~~
{M_{S}}^{RT} = left [ matrix{ 1 # h ## 0 # n} right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1:14:26.87</meta:creation-date>
    <meta:generator>LibreOffice/4.0.1.2$Windows_x86 LibreOffice_project/84102822e3d61eb989ddd325abf1ac077904985</meta:generator>
  </office:meta>
</office:document-meta>
</file>